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4cb76" officeooo:paragraph-rsid="0004cb76" style:font-size-asian="20pt" style:font-size-complex="20pt"/>
    </style:style>
    <style:style style:name="P2" style:family="paragraph" style:parent-style-name="Standard" style:list-style-name="L1">
      <style:text-properties fo:font-size="20pt" officeooo:rsid="0004cb76" officeooo:paragraph-rsid="0004cb76" style:font-size-asian="20pt" style:font-size-complex="20pt"/>
    </style:style>
    <style:style style:name="T1" style:family="text">
      <style:text-properties officeooo:rsid="00056c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1: <text:s text:c="45"/>Date:</text:p>
      <text:p text:style-name="P1">Name 2:</text:p>
      <text:p text:style-name="P1"/>
      <text:p text:style-name="P1"/>
      <text:p text:style-name="P1">Give an E/R diagram fro<text:span text:style-name="T1">m</text:span> a database recording information about teams, players and their fans. Including:</text:p>
      <text:p text:style-name="P1"/>
      <text:list xml:id="list8685887150399157707" text:style-name="L1">
        <text:list-item>
          <text:p text:style-name="P2">For each team, its name, its players, its team captain (exactly one of its players) and the colours of the uniform.</text:p>
        </text:list-item>
        <text:list-item>
          <text:p text:style-name="P2">For each player, his/her name. Each player can only play for at most one team.</text:p>
        </text:list-item>
        <text:list-item>
          <text:p text:style-name="P2">For each fan, his/her name, favorite teams and favorite colo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08:47:25.344149521</meta:creation-date>
    <dc:date>2015-05-15T08:54:12.123823140</dc:date>
    <meta:editing-duration>PT6M45S</meta:editing-duration>
    <meta:editing-cycles>3</meta:editing-cycles>
    <meta:generator>LibreOffice/4.3.7.2$Linux_X86_64 LibreOffice_project/430m0$Build-2</meta:generator>
    <meta:document-statistic meta:table-count="0" meta:image-count="0" meta:object-count="0" meta:page-count="1" meta:paragraph-count="6" meta:word-count="70" meta:character-count="432" meta:non-whitespace-character-count="326"/>
  </office:meta>
</office:document-meta>
</file>